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Standard">
      <style:text-properties officeooo:paragraph-rsid="0d4a40eb"/>
    </style:style>
    <style:style style:name="P67" style:family="paragraph" style:parent-style-name="Standard">
      <style:text-properties officeooo:paragraph-rsid="0d4b85c3"/>
    </style:style>
    <style:style style:name="P68" style:family="paragraph" style:parent-style-name="Standard">
      <style:text-properties officeooo:paragraph-rsid="0d53468e"/>
    </style:style>
    <style:style style:name="P69" style:family="paragraph" style:parent-style-name="Standard">
      <style:text-properties officeooo:paragraph-rsid="0d5392ef"/>
    </style:style>
    <style:style style:name="P70" style:family="paragraph" style:parent-style-name="Footnote">
      <style:text-properties officeooo:paragraph-rsid="04473353"/>
    </style:style>
    <style:style style:name="P71" style:family="paragraph" style:parent-style-name="Footnote">
      <style:text-properties officeooo:paragraph-rsid="0bf8351d"/>
    </style:style>
    <style:style style:name="P72" style:family="paragraph" style:parent-style-name="Footnote">
      <style:text-properties officeooo:paragraph-rsid="0cf7e116"/>
    </style:style>
    <style:style style:name="P73" style:family="paragraph" style:parent-style-name="Footnote">
      <style:text-properties officeooo:paragraph-rsid="0cfb8404"/>
    </style:style>
    <style:style style:name="P74" style:family="paragraph" style:parent-style-name="Footnote">
      <style:text-properties officeooo:paragraph-rsid="0d2b38cd"/>
    </style:style>
    <style:style style:name="P75" style:family="paragraph" style:parent-style-name="Footnote">
      <style:text-properties officeooo:rsid="0d516aa8" officeooo:paragraph-rsid="0d529418"/>
    </style:style>
    <style:style style:name="P76" style:family="paragraph" style:parent-style-name="Footnote">
      <style:text-properties officeooo:paragraph-rsid="0d5392ef"/>
    </style:style>
    <style:style style:name="P7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83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>
      <style:text-properties officeooo:paragraph-rsid="0cc50ec9"/>
    </style:style>
    <style:style style:name="P85" style:family="paragraph" style:parent-style-name="Standard">
      <style:text-properties officeooo:paragraph-rsid="0c851cf6"/>
    </style:style>
    <style:style style:name="P86" style:family="paragraph" style:parent-style-name="Standard">
      <style:text-properties officeooo:paragraph-rsid="0d5b93b9"/>
    </style:style>
    <style:style style:name="P87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font-style="normal" officeooo:rsid="00bddfbe" style:font-size-asian="12pt" style:font-size-complex="12pt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6049971" fo:background-color="transparent" loext:char-shading-value="0" style:font-name-asian="DejaVu Sans1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5c6daa" fo:background-color="transparent" loext:char-shading-value="0" style:font-name-asian="DejaVu Sans1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596078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596078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d59607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0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super 58%" style:font-name="Ubuntu" fo:font-size="12pt" fo:language="nl" fo:country="NL" fo:font-style="italic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95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596078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d59607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301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302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596078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305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style:font-name="Ubuntu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3" style:family="text">
      <style:text-properties fo:color="#000000" style:font-name="Ubuntu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style:font-name="Ubuntu" fo:font-size="12pt" style:text-underline-style="none" officeooo:rsid="057e0008" style:font-size-asian="12pt" style:font-size-complex="12pt"/>
    </style:style>
    <style:style style:name="T335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36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37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38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39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40" style:family="text">
      <style:text-properties fo:color="#000000" style:font-name="Ubuntu" fo:font-size="12pt" style:font-size-asian="12pt" style:font-size-complex="12pt"/>
    </style:style>
    <style:style style:name="T341" style:family="text">
      <style:text-properties fo:color="#000000" style:font-name="Ubuntu" fo:font-size="12pt" officeooo:rsid="004804ae" style:font-size-asian="12pt" style:font-size-complex="12pt"/>
    </style:style>
    <style:style style:name="T342" style:family="text">
      <style:text-properties fo:color="#000000" style:font-name="Ubuntu" fo:font-size="12pt" officeooo:rsid="0bac438a" style:font-size-asian="12pt" style:font-size-complex="12pt"/>
    </style:style>
    <style:style style:name="T343" style:family="text">
      <style:text-properties fo:color="#000000" style:text-underline-style="none" officeooo:rsid="0588721b" style:font-size-asian="12pt" style:font-size-complex="12pt"/>
    </style:style>
    <style:style style:name="T34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3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6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378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379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380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381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382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383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384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385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386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38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8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4" style:family="text">
      <style:text-properties style:use-window-font-color="true"/>
    </style:style>
    <style:style style:name="T395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1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8" style:family="text">
      <style:text-properties style:use-window-font-color="true" officeooo:rsid="047da547"/>
    </style:style>
    <style:style style:name="T429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fo:font-size="12pt" style:font-size-asian="12pt" style:font-size-complex="12pt"/>
    </style:style>
    <style:style style:name="T432" style:family="text">
      <style:text-properties fo:font-size="12pt" officeooo:rsid="02eddb5a" style:font-size-asian="12pt" style:font-size-complex="12pt"/>
    </style:style>
    <style:style style:name="T433" style:family="text">
      <style:text-properties fo:font-size="12pt" officeooo:rsid="064c9632" style:font-size-asian="12pt" style:font-size-complex="12pt"/>
    </style:style>
    <style:style style:name="T434" style:family="text">
      <style:text-properties officeooo:rsid="047fb57c"/>
    </style:style>
    <style:style style:name="T435" style:family="text">
      <style:text-properties officeooo:rsid="047da547"/>
    </style:style>
    <style:style style:name="T436" style:family="text">
      <style:text-properties officeooo:rsid="01657261" style:font-size-asian="12pt" style:font-size-complex="12pt"/>
    </style:style>
    <style:style style:name="T437" style:family="text">
      <style:text-properties officeooo:rsid="00bddfbe" style:font-size-asian="12pt" style:font-size-complex="12pt"/>
    </style:style>
    <style:style style:name="T438" style:family="text">
      <style:text-properties officeooo:rsid="04473353"/>
    </style:style>
    <style:style style:name="T439" style:family="text">
      <style:text-properties fo:font-weight="normal" style:font-weight-asian="normal" style:font-weight-complex="normal"/>
    </style:style>
    <style:style style:name="T440" style:family="text">
      <style:text-properties fo:font-weight="normal" officeooo:rsid="0d53468e" style:font-weight-asian="normal" style:font-weight-complex="normal"/>
    </style:style>
    <style:style style:name="T441" style:family="text">
      <style:text-properties officeooo:rsid="06049971"/>
    </style:style>
    <style:style style:name="T442" style:family="text">
      <style:text-properties fo:font-weight="bold" officeooo:rsid="06049971" style:font-weight-asian="bold" style:font-weight-complex="bold"/>
    </style:style>
    <style:style style:name="T443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4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5" style:family="text">
      <style:text-properties officeooo:rsid="050aa1f1"/>
    </style:style>
    <style:style style:name="T446" style:family="text">
      <style:text-properties officeooo:rsid="05903285"/>
    </style:style>
    <style:style style:name="T447" style:family="text">
      <style:text-properties officeooo:rsid="0594b105"/>
    </style:style>
    <style:style style:name="T448" style:family="text">
      <style:text-properties fo:font-style="italic" officeooo:rsid="06049971" style:font-style-asian="italic" style:font-style-complex="italic"/>
    </style:style>
    <style:style style:name="T449" style:family="text">
      <style:text-properties fo:font-style="italic" officeooo:rsid="0d5b05c5" style:font-style-asian="italic" style:font-style-complex="italic"/>
    </style:style>
    <style:style style:name="T450" style:family="text">
      <style:text-properties officeooo:rsid="0a6f0a69"/>
    </style:style>
    <style:style style:name="T451" style:family="text">
      <style:text-properties officeooo:rsid="0aace3cd"/>
    </style:style>
    <style:style style:name="T45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3" style:family="text">
      <style:text-properties fo:font-size="10pt" officeooo:rsid="06049971" style:font-size-asian="10pt" style:font-size-complex="10pt"/>
    </style:style>
    <style:style style:name="T454" style:family="text">
      <style:text-properties fo:font-size="10pt" officeooo:rsid="0d5b05c5" style:font-size-asian="10pt" style:font-style-asian="italic" style:font-size-complex="10pt" style:font-style-complex="italic"/>
    </style:style>
    <style:style style:name="T455" style:family="text">
      <style:text-properties fo:font-size="10pt" officeooo:rsid="06049971" style:font-size-asian="10pt" style:font-style-asian="italic" style:font-size-complex="10pt" style:font-style-complex="italic"/>
    </style:style>
    <style:style style:name="T456" style:family="text">
      <style:text-properties officeooo:rsid="0b952edb"/>
    </style:style>
    <style:style style:name="T457" style:family="text">
      <style:text-properties fo:font-size="8pt" style:font-size-asian="8pt" style:font-size-complex="8pt" loext:padding="0.049cm" loext:border="0.31pt solid #000000"/>
    </style:style>
    <style:style style:name="T458" style:family="text">
      <style:text-properties officeooo:rsid="0394a435"/>
    </style:style>
    <style:style style:name="T459" style:family="text">
      <style:text-properties officeooo:rsid="0be4091b"/>
    </style:style>
    <style:style style:name="T460" style:family="text">
      <style:text-properties officeooo:rsid="0bf888a9"/>
    </style:style>
    <style:style style:name="T461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2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6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7" style:family="text">
      <style:text-properties officeooo:rsid="0cf7e116"/>
    </style:style>
    <style:style style:name="T468" style:family="text">
      <style:text-properties officeooo:rsid="0d1ec96e"/>
    </style:style>
    <style:style style:name="T469" style:family="text">
      <style:text-properties officeooo:rsid="0d4a40eb"/>
    </style:style>
    <style:style style:name="T470" style:family="text">
      <style:text-properties officeooo:rsid="0d52ea33"/>
    </style:style>
    <style:style style:name="T471" style:family="text">
      <style:text-properties officeooo:rsid="0d53468e"/>
    </style:style>
    <style:style style:name="T472" style:family="text">
      <style:text-properties officeooo:rsid="0d5392ef"/>
    </style:style>
    <style:style style:name="T473" style:family="text">
      <style:text-properties officeooo:rsid="0d563db5"/>
    </style:style>
    <style:style style:name="T474" style:family="text">
      <style:text-properties officeooo:rsid="0d596078"/>
    </style:style>
    <style:style style:name="T475" style:family="text">
      <style:text-properties style:text-position="super 58%" fo:font-style="italic" officeooo:rsid="0d5b05c5" style:font-style-asian="italic" style:font-style-complex="italic"/>
    </style:style>
    <style:style style:name="T47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7" style:family="text">
      <style:text-properties style:text-position="super 58%" officeooo:rsid="0d5b05c5" style:font-style-asian="italic" style:font-style-complex="italic"/>
    </style:style>
    <style:style style:name="T478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9" style:family="text">
      <style:text-properties style:text-position="0% 100%"/>
    </style:style>
    <style:style style:name="T480" style:family="text">
      <style:text-properties officeooo:rsid="0d5b05c5" style:font-style-asian="italic" style:font-style-complex="italic"/>
    </style:style>
    <style:style style:name="T481" style:family="text">
      <style:text-properties officeooo:rsid="06049971" style:font-style-asian="italic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Strong_20_Emphasis"><text:span text:style-name="T310">C</text:span></text:span><text:span text:style-name="Strong_20_Emphasis"><text:span text:style-name="T305">hecklist voor </text:span></text:span><text:span text:style-name="Strong_20_Emphasis"><text:span text:style-name="T315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14">20</text:span></text:span><text:span text:style-name="Strong_20_Emphasis"><text:span text:style-name="T313">.04 LTS</text:span></text:span><text:reference-mark-end text:name="Versie"/><text:span text:style-name="Strong_20_Emphasis"><text:span text:style-name="T306"><text:note text:id="ftn1" text:note-class="footnote"><text:note-citation>1</text:note-citation><text:note-body><text:p text:style-name="P71"><text:span text:style-name="T458">Deze versie </text:span><text:span text:style-name="T459">20.04 </text:span><text:span text:style-name="T458">heeft codenaam Focal Fossa (focal) en is een zogenaamde LTS-versie (Long-Term Support, langetermijnondersteuning). <text:s/>Een LTS-versie verschijnt iedere twee jaar </text:span><text:span text:style-name="T470">in </text:span><text:span text:style-name="T458">april (deze in april 2020) en wordt vanaf vrijgave </text:span><text:span text:style-name="T350">vijf</text:span><text:span text:style-name="T458"> jaar ondersteund</text:span><text:span text:style-name="T450"> </text:span><text:span text:style-name="T458">(</text:span><text:span text:style-name="T460">updates </text:span><text:span text:style-name="T458">tot april 2025</text:span><text:span text:style-name="T450">)</text:span><text:span text:style-name="T458">.</text:span></text:p></text:note-body></text:note></text:span></text:span><text:span text:style-name="Strong_20_Emphasis"><text:span text:style-name="T306"> </text:span></text:span><text:reference-mark-start text:name="Editie"/><text:span text:style-name="Strong_20_Emphasis"><text:span text:style-name="T307">desktop</text:span></text:span><text:reference-mark-end text:name="Editie"/><text:span text:style-name="Strong_20_Emphasis"><text:span text:style-name="T309">.</text:span></text:span></text:p>
      <text:p text:style-name="P13"/>
      <text:p text:style-name="P28"><text:span text:style-name="T19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5"> </text:span><text:span text:style-name="T395">voor</text:span><text:span text:style-name="T396"> </text:span><text:span text:style-name="T397">deze en andere </text:span><text:span text:style-name="T20">checklists, scripts, en overige bestanden.</text:span></text:p>
      <text:p text:style-name="P21"/>
      <text:p text:style-name="P56"><text:span text:style-name="T179">D</text:span><text:span text:style-name="T178">it is een invulbare PD</text:span><text:span text:style-name="T180">F</text:span><text:span text:style-name="T178"> met tekst- en keuzevakken; </text:span><text:span text:style-name="T181">a</text:span><text:span text:style-name="T178">fdrukken is niet noodzakelijk.</text:span></text:p>
      <text:p text:style-name="P14"/>
      <text:p text:style-name="P14"/>
      <text:p text:style-name="P14">V<text:span text:style-name="T434">ul de waarden in het tekstvak achter de </text:span><text:span text:style-name="Definition"><text:span text:style-name="T435">schuingedrukte</text:span></text:span> <text:span text:style-name="T435">woorden </text:span><text:span text:style-name="T428">(zie toelichting)</text:span><text:span text:style-name="T435">:</text:span></text:p>
      <text:p text:style-name="P4"><text:span text:style-name="Definition"><text:span text:style-name="T402">g</text:span></text:span><text:span text:style-name="Definition"><text:span text:style-name="T401">ebruiker</text:span></text:span><text:span text:style-name="Definition"><text:span text:style-name="T403"><text:tab/><text:tab/></text:span></text:span><text:span text:style-name="Definition"><text:span text:style-name="T394"> <text:tab/><text:tab/></text:span></text:span><text:span text:style-name="T404"><draw:control text:anchor-type="as-char" svg:y="-0.429cm" draw:z-index="44" draw:name="Gebruiker" draw:style-name="gr2" draw:text-style-name="P89" svg:width="6.061cm" svg:height="0.6cm" draw:control="control45"><svg:title>Gebruiker</svg:title><svg:desc>Volledige naam, bijv. Jan Stek</svg:desc></draw:control></text:span><text:span text:style-name="T404"><text:tab/></text:span><text:span text:style-name="T405">(</text:span><text:span text:style-name="T425">volledige naam, bijv. </text:span><text:span text:style-name="T427">Karel Kamer</text:span><text:span text:style-name="T426">)</text:span></text:p>
      <text:p text:style-name="Standard"><text:span text:style-name="Definition"><text:span text:style-name="T402">g</text:span></text:span><text:span text:style-name="Definition"><text:span text:style-name="T401">ebruikersnaam<text:tab/><text:tab/></text:span></text:span><text:span text:style-name="Definition"><text:span text:style-name="T401"><draw:control text:anchor-type="as-char" svg:y="-0.429cm" draw:z-index="45" draw:name="Gberuikersnaam" draw:style-name="gr2" draw:text-style-name="P89" svg:width="6.061cm" svg:height="0.6cm" draw:control="control46"><svg:title>Gebruikersnaam</svg:title><svg:desc>Korte naam, bijv. jan</svg:desc></draw:control></text:span></text:span><text:span text:style-name="Definition"><text:span text:style-name="T401"><text:tab/></text:span></text:span><text:span text:style-name="T3">(korte naam, bijv. </text:span><text:span text:style-name="T332">karel</text:span><text:span text:style-name="T3">)</text:span></text:p>
      <text:p text:style-name="P2"><text:span text:style-name="Definition"><text:span text:style-name="T419">c</text:span></text:span><text:span text:style-name="Definition"><text:span text:style-name="T418">omputernaam<text:tab/><text:tab/></text:span></text:span><text:span text:style-name="Definition"><text:span text:style-name="T404"><draw:control text:anchor-type="as-char" svg:y="-0.429cm" draw:z-index="46" draw:name="Computernaam" draw:style-name="gr2" draw:text-style-name="P89" svg:width="6.061cm" svg:height="0.6cm" draw:control="control47"><svg:title>Computernaam</svg:title><svg:desc>Unieke naam van de computer</svg:desc></draw:control></text:span></text:span><text:span text:style-name="Definition"><text:span text:style-name="T404"><text:tab/></text:span></text:span><text:span text:style-name="Definition"><text:span text:style-name="T408">(</text:span></text:span><text:span text:style-name="Definition"><text:span text:style-name="T406">unieke naam van de compute</text:span></text:span><text:span text:style-name="Definition"><text:span text:style-name="T407">r</text:span></text:span><text:span text:style-name="Definition"><text:span text:style-name="T408">)</text:span></text:span></text:p>
      <text:p text:style-name="P2"><text:span text:style-name="Definition"><text:span text:style-name="T402">o</text:span></text:span><text:span text:style-name="Definition"><text:span text:style-name="T401">pstartmenu</text:span></text:span><text:span text:style-name="Definition"><text:span text:style-name="T404"><text:tab/><text:tab/><text:tab/></text:span></text:span><text:span text:style-name="Definition"><text:span text:style-name="T404"><draw:control text:anchor-type="as-char" svg:y="-0.429cm" draw:z-index="47" draw:name="Opstartmenu" draw:style-name="gr2" draw:text-style-name="P89" svg:width="6.061cm" svg:height="0.6cm" draw:control="control48"><svg:title>Opstartmenu</svg:title><svg:desc>Toets voor het opstartmenu ("bootmenu")</svg:desc></draw:control></text:span></text:span><text:span text:style-name="Definition"><text:span text:style-name="T404"><text:tab/></text:span></text:span><text:span text:style-name="Definition"><text:span text:style-name="T408">(</text:span></text:span><text:span text:style-name="Definition"><text:span text:style-name="T406">to</text:span></text:span><text:span text:style-name="Definition"><text:span text:style-name="T415">ets voor het opstartmedium</text:span></text:span><text:span text:style-name="Definition"><text:span text:style-name="T416">)</text:span></text:span></text:p>
      <text:p text:style-name="P2"><text:span text:style-name="Definition"><text:span text:style-name="T420">i</text:span></text:span><text:span text:style-name="Definition"><text:span text:style-name="T421">nstellingen</text:span></text:span><text:span text:style-name="T408"><text:tab/><text:tab/> <text:tab/></text:span><text:span text:style-name="T408"><draw:control text:anchor-type="as-char" svg:y="-0.429cm" draw:z-index="43" draw:name="Instellingen" draw:style-name="gr2" draw:text-style-name="P89" svg:width="6.061cm" svg:height="0.6cm" draw:control="control44"><svg:title>Instellingen</svg:title><svg:desc>Toets voor het BIOS/UEFI-scherm ("setup")</svg:desc></draw:control></text:span><text:span text:style-name="T408"><text:tab/>(</text:span><text:span text:style-name="T406">toets voor het BIOS/UEFI-scherm</text:span><text:span text:style-name="T408">)</text:span></text:p>
      <text:p text:style-name="P3"><text:span text:style-name="Definition"><text:span text:style-name="T398">2</text:span></text:span><text:span text:style-name="Definition"><text:span text:style-name="T400">e </text:span></text:span><text:span text:style-name="Definition"><text:span text:style-name="T422">gebr</text:span></text:span><text:span text:style-name="Definition"><text:span text:style-name="T398">uiker </text:span></text:span><text:span text:style-name="Definition"><text:span text:style-name="T399">(evt.)</text:span></text:span><text:span text:style-name="T408"><text:tab/></text:span><text:span text:style-name="T408"><draw:control text:anchor-type="as-char" svg:y="-0.429cm" draw:z-index="48" draw:name="Instellingen_0" draw:style-name="gr2" draw:text-style-name="P89" svg:width="6.061cm" svg:height="0.6cm" draw:control="control49"><svg:title>Instellingen</svg:title><svg:desc>Toets voor het BIOS/UEFI-scherm ("setup")</svg:desc></draw:control></text:span><text:span text:style-name="T408"><text:tab/>(volledige naam </text:span><text:span text:style-name="T412">evt. </text:span><text:span text:style-name="T411">2</text:span><text:span text:style-name="T429">e</text:span><text:span text:style-name="T411"> </text:span><text:span text:style-name="T408">gebruiker)</text:span></text:p>
      <text:p text:style-name="P6"><text:span text:style-name="Definition"><text:span text:style-name="T398">2</text:span></text:span><text:span text:style-name="Definition"><text:span text:style-name="T400">e</text:span></text:span><text:span text:style-name="Definition"><text:span text:style-name="T398"> </text:span></text:span><text:span text:style-name="Definition"><text:span text:style-name="T424">g</text:span></text:span><text:span text:style-name="Definition"><text:span text:style-name="T423">ebruikersnaam<text:tab/></text:span></text:span><text:span text:style-name="T408"><draw:control text:anchor-type="as-char" svg:y="-0.429cm" draw:z-index="49" draw:name="Instellingen_1" draw:style-name="gr2" draw:text-style-name="P89" svg:width="6.061cm" svg:height="0.6cm" draw:control="control50"><svg:title>Instellingen</svg:title><svg:desc>Toets voor het BIOS/UEFI-scherm ("setup")</svg:desc></draw:control></text:span><text:span text:style-name="T408"><text:tab/>(</text:span><text:span text:style-name="T406">korte naam </text:span><text:span text:style-name="T413">ev</text:span><text:span text:style-name="T414">entuele</text:span><text:span text:style-name="T412"> </text:span><text:span text:style-name="T417">2</text:span><text:span text:style-name="T430">e</text:span><text:span text:style-name="T417"> </text:span><text:span text:style-name="T409">gebr</text:span><text:span text:style-name="T410">uiker</text:span><text:span text:style-name="T408">)</text:span></text:p>
      <text:p text:style-name="P3"><text:span text:style-name="T321">Vervang </text:span><text:span text:style-name="Definition"><text:span text:style-name="T17">schuingedrukte</text:span></text:span><text:span text:style-name="T321"> </text:span><text:span text:style-name="T322">woorden </text:span><text:span text:style-name="T321">in deze checklist door </text:span><text:span text:style-name="T322">boven</text:span><text:span text:style-name="T321">staande waarden.</text:span></text:p>
      <text:p text:style-name="P15"/>
      <text:p text:style-name="P1"><text:span text:style-name="Strong_20_Emphasis"><text:span text:style-name="T316"/></text:span></text:p>
      <text:p text:style-name="P31"><text:span text:style-name="Strong_20_Emphasis"><text:span text:style-name="T131"><draw:control text:anchor-type="as-char" draw:z-index="0" draw:name="Vorm1" draw:style-name="gr1" draw:text-style-name="P88" svg:width="0.35cm" svg:height="0.35cm" draw:control="control1"/></text:span></text:span><text:span text:style-name="Strong_20_Emphasis"><text:span text:style-name="T131"><text:s/><text:tab/></text:span></text:span><text:span text:style-name="T317">Nog niet op Linux?<text:tab/></text:span><text:span text:style-name="T344"></text:span><text:span text:style-name="T323"> </text:span><text:span text:style-name="T324">G</text:span><text:span text:style-name="T318">ebruik </text:span><text:span text:style-name="Strong_20_Emphasis"><text:span text:style-name="T355">Checklist migratie</text:span></text:span><text:span text:style-name="T3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9"> onder </text:span><text:span text:style-name="T329">Linux</text:span><text:span text:style-name="T320">.</text:span></text:p>
      <text:p text:style-name="P62"><text:span text:style-name="Strong_20_Emphasis"><text:span text:style-name="T131"><draw:control text:anchor-type="as-char" draw:z-index="42" draw:name="Vorm2" draw:style-name="gr1" draw:text-style-name="P88" svg:width="0.35cm" svg:height="0.35cm" draw:control="control43"/></text:span></text:span><text:span text:style-name="Strong_20_Emphasis"><text:span text:style-name="T131"><text:s/><text:tab/></text:span></text:span><text:span text:style-name="T325">Nieuwe installatie?<text:tab/></text:span><text:span text:style-name="T345"></text:span><text:span text:style-name="T328"><text:tab/></text:span><text:span text:style-name="T327">B</text:span><text:span text:style-name="T325">egin bij hoofdstuk </text:span><text:span text:style-name="T330"><text:bookmark-ref text:reference-format="page" text:ref-name="__RefNumPara__4009_1271708128">2</text:bookmark-ref></text:span><text:span text:style-name="T325"><text:s text:c="2"/></text:span><text:span text:style-name="T331"><text:bookmark-ref text:reference-format="text" text:ref-name="__RefNumPara__4009_1271708128">Installatie uitvoeren</text:bookmark-ref></text:span><text:span text:style-name="T326">.</text:span></text:p>
      <text:p text:style-name="P5"/>
      <text:list xml:id="list2725464991" text:style-name="L1">
        <text:list-item>
          <text:p text:style-name="P83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3923953360048">
          <table:table-cell table:style-name="_31_._5f_Installatie_5f_voorbereiden.A1" office:value-type="string">
            <text:p text:style-name="P34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923953353744">
          <table:table-cell table:style-name="_31_._5f_Installatie_5f_voorbereid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8">Terminalvenster</text:span></text:span><text:span text:style-name="Strong_20_Emphasis"><text:span text:style-name="T86"> met toetscombinatie <text:line-break/></text:span></text:span><text:span text:style-name="Strong_20_Emphasis"><text:span text:style-name="T217">Ctrl</text:span></text:span><text:span text:style-name="Strong_20_Emphasis"><text:span text:style-name="T216"> </text:span></text:span><text:span text:style-name="Strong_20_Emphasis"><text:span text:style-name="T217">Alt</text:span></text:span><text:span text:style-name="Strong_20_Emphasis"><text:span text:style-name="T216"> </text:span></text:span><text:span text:style-name="Strong_20_Emphasis"><text:span text:style-name="T217">T</text:span></text:span><text:span text:style-name="Strong_20_Emphasis"><text:span text:style-name="T113">.</text:span></text:span></text:p>
          </table:table-cell>
        </table:table-row>
        <table:table-row table:style-name="TableLine93923953349184">
          <table:table-cell table:style-name="_31_._5f_Installatie_5f_voorbereiden.A1" office:value-type="string">
            <text:p text:style-name="P59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8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17">Enter</text:span></text:span><text:span text:style-name="Strong_20_Emphasis"><text:span text:style-name="T86">-toets:<text:line-break/></text:span></text:span><text:span text:style-name="User_20_Entry"><text:span text:style-name="T285">wget karelzimmer.nl/</text:span></text:span><text:span text:style-name="User_20_Entry"><text:span text:style-name="T288">kz</text:span></text:span><text:span text:style-name="User_20_Entry"><text:span text:style-name="T285"><text:line-break/>bash </text:span></text:span><text:span text:style-name="User_20_Entry"><text:span text:style-name="T288">kz</text:span></text:span></text:p>
            <text:p text:style-name="P63"><text:span text:style-name="User_20_Entry"><text:span text:style-name="T286">exit</text:span></text:span></text:p>
          </table:table-cell>
        </table:table-row>
        <table:table-row table:style-name="TableLine93923953349776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3923953350368">
          <table:table-cell table:style-name="_31_._5f_Installatie_5f_voorbereiden.A1" office:value-type="string">
            <text:p text:style-name="P49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8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15">Super</text:span></text:span><text:span text:style-name="Strong_20_Emphasis"><text:span text:style-name="T98">-toets</text:span></text:span><text:span text:style-name="Strong_20_Emphasis"><text:span text:style-name="T282"><text:note text:id="ftn2" text:note-class="footnote"><text:note-citation>2</text:note-citation><text:note-body><text:p text:style-name="P72"><text:span text:style-name="T346">D</text:span>e <text:span text:style-name="T457">Super</text:span>-toets <text:span text:style-name="T346">is </text:span>de Windows<text:span text:style-name="T467">-</text:span><text:span text:style-name="T456">toets</text:span>, <text:span text:style-name="T467">C</text:span>ommand-<text:span text:style-name="T456">toets</text:span>, of <text:span text:style-name="T467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59">men</text:span></text:span><text:span text:style-name="Strong_20_Emphasis"><text:span text:style-name="T163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6"> </text:span></text:span><text:span text:style-name="Strong_20_Emphasis"><text:span text:style-name="T261">Installatiem</text:span></text:span><text:span text:style-name="Strong_20_Emphasis"><text:span text:style-name="T260">enu</text:span></text:span><text:span text:style-name="Strong_20_Emphasis"><text:span text:style-name="T98">.</text:span></text:span></text:p>
          </table:table-cell>
        </table:table-row>
        <table:table-row table:style-name="TableLine93923953346912">
          <table:table-cell table:style-name="_31_._5f_Installatie_5f_voorbereid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58">1</text:span></text:span><text:span text:style-name="Strong_20_Emphasis"><text:span text:style-name="T264"> - </text:span></text:span><text:span text:style-name="Strong_20_Emphasis"><text:span text:style-name="T265">In</text:span></text:span><text:span text:style-name="Strong_20_Emphasis"><text:span text:style-name="T270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7">Verder</text:span></text:span><text:span text:style-name="Strong_20_Emphasis"><text:span text:style-name="T99">.</text:span></text:span></text:p>
          </table:table-cell>
        </table:table-row>
        <table:table-row table:style-name="TableLine93923953347504">
          <table:table-cell table:style-name="_31_._5f_Installatie_5f_voorbereid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2">Volg de aanwijzingen op het scherm.</text:span></text:span></text:p>
          </table:table-cell>
        </table:table-row>
        <table:table-row table:style-name="TableLine93923953347504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3923953347504">
          <table:table-cell table:style-name="_31_._5f_Installatie_5f_voorbereiden.A1" office:value-type="string">
            <text:p text:style-name="P86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8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76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18"> </text:span></text:span><text:span text:style-name="Strong_20_Emphasis"><text:span text:style-name="T171">Ins</text:span></text:span><text:span text:style-name="Strong_20_Emphasis"><text:span text:style-name="T170">tallatiemenu</text:span></text:span><text:span text:style-name="Strong_20_Emphasis"><text:span text:style-name="T289"> </text:span></text:span><text:span text:style-name="Strong_20_Emphasis"><text:span text:style-name="T120">en </text:span></text:span><text:span text:style-name="User_20_Entry"><text:span text:style-name="T292">kies <text:line-break/></text:span></text:span><text:span text:style-name="User_20_Entry"><text:span text:style-name="T294">5</text:span></text:span><text:span text:style-name="User_20_Entry"><text:span text:style-name="T295"> -</text:span></text:span><text:span text:style-name="User_20_Entry"><text:span text:style-name="T296"> </text:span></text:span><text:span text:style-name="User_20_Entry"><text:span text:style-name="T294">Opdrachtenmenu</text:span></text:span><text:span text:style-name="User_20_Entry"><text:span text:style-name="T293"> en daarna </text:span></text:span><text:span text:style-name="User_20_Entry"><text:span text:style-name="T294">9 - Instellijst</text:span></text:span><text:span text:style-name="User_20_Entry"><text:span text:style-name="T297"> </text:span></text:span><text:span text:style-name="User_20_Entry"><text:span text:style-name="T291">maken</text:span></text:span><text:span text:style-name="User_20_Entry"><text:span text:style-name="T292">.</text:span></text:span></text:p>
          </table:table-cell>
        </table:table-row>
      </table:table>
      <text:p text:style-name="P25"/>
      <text:list xml:id="list80320607234592" text:continue-numbering="true" text:style-name="L1">
        <text:list-item>
          <text:p text:style-name="P8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23953304880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40">Start de computer op vanaf </text:span><text:span text:style-name="T341">een </text:span><text:span text:style-name="T341"><text:reference-ref text:reference-format="text" text:ref-name="Distributie">Ubuntu</text:reference-ref></text:span><text:span text:style-name="T341"><text:s/></text:span><text:span text:style-name="T340"><text:reference-ref text:reference-format="text" text:ref-name="Versie">20.04 LTS</text:reference-ref></text:span><text:span text:style-name="T185"><text:s/></text:span><text:span text:style-name="T185"><text:reference-ref text:reference-format="text" text:ref-name="Editie">desktop</text:reference-ref></text:span><text:span text:style-name="T185"><text:s/>Live</text:span><text:span text:style-name="T185"><text:note text:id="ftn3" text:note-class="footnote"><text:note-citation>1</text:note-citation><text:note-body><text:p text:style-name="P70"><text:span text:style-name="T438">Vanaf ee</text:span>n Live <text:span text:style-name="T451">USB-stick of </text:span><text:span text:style-name="T349">C</text:span><text:span text:style-name="T451">D</text:span><text:span text:style-name="T6"> </text:span>kunt <text:span text:style-name="T438">u opstarten en</text:span> met <text:reference-ref text:reference-format="text" text:ref-name="Distributie">Ubuntu</text:reference-ref><text:s/>werken zonder deze te installeren.</text:p></text:note-body></text:note></text:span><text:span text:style-name="T185"> </text:span><text:span text:style-name="T188">USB-stick</text:span><text:span text:style-name="T188"><text:note text:id="ftn4" text:note-class="footnote"><text:note-citation>2</text:note-citation><text:note-body><text:p text:style-name="P74"><text:span text:style-name="Strong_20_Emphasis"><text:span text:style-name="T199">Download </text:span></text:span><text:span text:style-name="Strong_20_Emphasis"><text:span text:style-name="T193">een </text:span></text:span><text:span text:style-name="Strong_20_Emphasis"><text:span text:style-name="T203">Desktop </text:span></text:span><text:span text:style-name="Strong_20_Emphasis"><text:span text:style-name="T213">CD</text:span></text:span><text:span text:style-name="Strong_20_Emphasis"><text:span text:style-name="T198"> vanaf </text:span></text:span><text:a xlink:type="simple" xlink:href="http://nl.releases.ubuntu.com/" text:style-name="Internet_20_link" text:visited-style-name="Visited_20_Internet_20_Link"><text:span text:style-name="Strong_20_Emphasis"><text:span text:style-name="T443">nl.releases.ubuntu.com</text:span></text:span></text:a><text:span text:style-name="Strong_20_Emphasis"><text:span text:style-name="T198"> </text:span></text:span><text:span text:style-name="Strong_20_Emphasis"><text:span text:style-name="T194">en </text:span></text:span><text:span text:style-name="Strong_20_Emphasis"><text:span text:style-name="T199">plaats </text:span></text:span><text:span text:style-name="Strong_20_Emphasis"><text:span text:style-name="T193">een USB-stick </text:span></text:span><text:span text:style-name="Strong_20_Emphasis"><text:span text:style-name="T214">va</text:span></text:span><text:span text:style-name="Strong_20_Emphasis"><text:span text:style-name="T209">n </text:span></text:span><text:span text:style-name="Strong_20_Emphasis"><text:span text:style-name="T192">min</text:span></text:span><text:span text:style-name="Strong_20_Emphasis"><text:span text:style-name="T210">imaal</text:span></text:span><text:span text:style-name="Strong_20_Emphasis"><text:span text:style-name="T192"> </text:span></text:span><text:span text:style-name="Strong_20_Emphasis"><text:span text:style-name="T200">4</text:span></text:span><text:span text:style-name="Strong_20_Emphasis"><text:span text:style-name="T192"> GB. <text:line-break/></text:span></text:span><text:span text:style-name="Strong_20_Emphasis"><text:span text:style-name="T212">Zoek</text:span></text:span><text:span text:style-name="Strong_20_Emphasis"><text:span text:style-name="T192"> </text:span></text:span><text:span text:style-name="Strong_20_Emphasis"><text:span text:style-name="T220">opst</text:span></text:span><text:span text:style-name="Strong_20_Emphasis"><text:span text:style-name="T192"> en klik op het pictogram van</text:span></text:span><text:span text:style-name="Strong_20_Emphasis"><text:span text:style-name="T195"> </text:span></text:span><text:span text:style-name="Strong_20_Emphasis"><text:span text:style-name="T219">Opstartschijf aanmaken</text:span></text:span><text:span text:style-name="Strong_20_Emphasis"><text:span text:style-name="T202">, </text:span></text:span><text:span text:style-name="Strong_20_Emphasis"><text:span text:style-name="T208">o</text:span></text:span><text:span text:style-name="Strong_20_Emphasis"><text:span text:style-name="T193">f </text:span></text:span><text:span text:style-name="Strong_20_Emphasis"><text:span text:style-name="T196">gebruik </text:span></text:span><text:span text:style-name="Strong_20_Emphasis"><text:span text:style-name="T189">het programma balenaEtche</text:span></text:span><text:span text:style-name="Strong_20_Emphasis"><text:span text:style-name="T197">r</text:span></text:span><text:span text:style-name="Strong_20_Emphasis"><text:span text:style-name="T189"> </text:span></text:span><text:span text:style-name="Strong_20_Emphasis"><text:span text:style-name="T190">(</text:span></text:span><text:a xlink:type="simple" xlink:href="https://www.balena.io/etcher/" text:style-name="Internet_20_link" text:visited-style-name="Visited_20_Internet_20_Link"><text:span text:style-name="Strong_20_Emphasis"><text:span text:style-name="T444">etcher.io</text:span></text:span></text:a><text:span text:style-name="Strong_20_Emphasis"><text:span text:style-name="T190">); </text:span></text:span><text:span text:style-name="Strong_20_Emphasis"><text:span text:style-name="T189">balenaEtche</text:span></text:span><text:span text:style-name="Strong_20_Emphasis"><text:span text:style-name="T197">r</text:span></text:span><text:span text:style-name="Strong_20_Emphasis"><text:span text:style-name="T204"> is</text:span></text:span><text:span text:style-name="Strong_20_Emphasis"><text:span text:style-name="T190"> </text:span></text:span><text:span text:style-name="Strong_20_Emphasis"><text:span text:style-name="T193">beschikbaar voor </text:span></text:span><text:span text:style-name="Strong_20_Emphasis"><text:span text:style-name="T205">Windows, </text:span></text:span><text:span text:style-name="Strong_20_Emphasis"><text:span text:style-name="T206">OS X</text:span></text:span><text:span text:style-name="Strong_20_Emphasis"><text:span text:style-name="T189">, </text:span></text:span><text:span text:style-name="Strong_20_Emphasis"><text:span text:style-name="T190">en </text:span></text:span><text:span text:style-name="Strong_20_Emphasis"><text:span text:style-name="T207">GNU/</text:span></text:span><text:span text:style-name="Strong_20_Emphasis"><text:span text:style-name="T189">Linux</text:span></text:span><text:span text:style-name="Strong_20_Emphasis"><text:span text:style-name="T191">.</text:span></text:span></text:p></text:note-body></text:note></text:span><text:span text:style-name="T188"> of </text:span><text:span text:style-name="T182">C</text:span><text:span text:style-name="T188">D</text:span><text:span text:style-name="T18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5">.</text:span></text:p>
            <text:p text:style-name="P36"><text:span text:style-name="T186">Opstartmenu/</text:span><text:span text:style-name="T187">boot menu</text:span><text:span text:style-name="T186"> </text:span><text:span text:style-name="T185">via </text:span><text:span text:style-name="Definition"><text:span text:style-name="T436">opstartmenu</text:span></text:span><text:span text:style-name="T185">, </text:span><text:span text:style-name="T186">instellingen/</text:span><text:span text:style-name="T187">setup</text:span><text:span text:style-name="T185"> via </text:span><text:span text:style-name="Definition"><text:span text:style-name="T436">instellingen</text:span></text:span><text:span text:style-name="T185">.</text:span></text:p>
          </table:table-cell>
        </table:table-row>
        <table:table-row table:style-name="TableLine93923953292720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4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1">Enter</text:span></text:span><text:span text:style-name="Strong_20_Emphasis"><text:span text:style-name="T69">-toets.</text:span></text:span></text:p>
          </table:table-cell>
        </table:table-row>
        <table:table-row table:style-name="TableLine93923953295600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42">Kies </text:span><text:span text:style-name="T333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1">Enter</text:span></text:span><text:span text:style-name="Strong_20_Emphasis"><text:span text:style-name="T128">-toets</text:span></text:span><text:span text:style-name="T342">.</text:span></text:p>
          </table:table-cell>
        </table:table-row>
        <table:table-row table:style-name="TableLine939239536307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6">Wel</text:span></text:span><text:span text:style-name="Strong_20_Emphasis"><text:span text:style-name="T277">k</text:span></text:span><text:span text:style-name="Strong_20_Emphasis"><text:span text:style-name="T241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4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5">Verder</text:span></text:span><text:span text:style-name="Strong_20_Emphasis"><text:span text:style-name="T19">.</text:span></text:span></text:p>
          </table:table-cell>
        </table:table-row>
        <table:table-row table:style-name="TableLine93923953632016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8">O</text:span></text:span><text:span text:style-name="Strong_20_Emphasis"><text:span text:style-name="T139">p </text:span></text:span><text:span text:style-name="Strong_20_Emphasis"><text:span text:style-name="T140">het </text:span></text:span><text:span text:style-name="Strong_20_Emphasis"><text:span text:style-name="T141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41"> </text:span></text:span><text:span text:style-name="Strong_20_Emphasis"><text:span text:style-name="T142">controleer </text:span></text:span><text:span text:style-name="Strong_20_Emphasis"><text:span text:style-name="T143">de </text:span></text:span><text:span text:style-name="Strong_20_Emphasis"><text:span text:style-name="T142">toetsenbordindeling </text:span></text:span><text:span text:style-name="Strong_20_Emphasis"><text:span text:style-name="T144">en </text:span></text:span><text:span text:style-name="Strong_20_Emphasis"><text:span text:style-name="T138">klik </text:span></text:span><text:span text:style-name="Strong_20_Emphasis"><text:span text:style-name="T141">op </text:span></text:span><text:span text:style-name="Strong_20_Emphasis"><text:span text:style-name="T175">Verder</text:span></text:span><text:span text:style-name="Strong_20_Emphasis"><text:span text:style-name="T141">.</text:span></text:span></text:p>
          </table:table-cell>
        </table:table-row>
        <table:table-row table:style-name="TableLine93923953670624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3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5">Verder</text:span></text:span><text:span text:style-name="Strong_20_Emphasis"><text:span text:style-name="T19">.</text:span></text:span></text:p>
          </table:table-cell>
        </table:table-row>
        <table:table-row table:style-name="TableLine93923953670880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7">Bijgewerkte pakketten en andere programmatuur</text:span></text:span><text:span text:style-name="Strong_20_Emphasis"><text:span text:style-name="T231"> </text:span></text:span><text:span text:style-name="T19">klik op </text:span><text:span text:style-name="Strong_20_Emphasis"><text:span text:style-name="T154">Verder</text:span></text:span><text:span text:style-name="Strong_20_Emphasis"><text:span text:style-name="T19">.</text:span></text:span></text:p>
          </table:table-cell>
        </table:table-row>
        <table:table-row table:style-name="TableLine93923953671136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2">Installatietype</text:span></text:span><text:span text:style-name="Strong_20_Emphasis"><text:span text:style-name="T135"> </text:span></text:span><text:span text:style-name="Strong_20_Emphasis"><text:span text:style-name="T146">selecteer</text:span></text:span><text:span text:style-name="Strong_20_Emphasis"><text:span text:style-name="T136"> </text:span></text:span><text:span text:style-name="Strong_20_Emphasis"><text:span text:style-name="T357">het gewenste </text:span></text:span><text:span text:style-name="Strong_20_Emphasis"><text:span text:style-name="T378">Installatie type</text:span></text:span><text:span text:style-name="Strong_20_Emphasis"><text:span text:style-name="T357">.</text:span></text:span></text:p>
            <text:p text:style-name="P37"><text:span text:style-name="Emphasis"><text:span text:style-name="T392">Aa</text:span></text:span><text:span text:style-name="Emphasis"><text:span text:style-name="T393">nbevolen</text:span></text:span><text:span text:style-name="Strong_20_Emphasis"><text:span text:style-name="T369"> wordt om </text:span></text:span><text:span text:style-name="Strong_20_Emphasis"><text:span text:style-name="T373">te klikken op </text:span></text:span><text:span text:style-name="Strong_20_Emphasis"><text:span text:style-name="T391">Geavanceerde functies</text:span></text:span><text:span text:style-name="Strong_20_Emphasis"><text:span text:style-name="T373">, en</text:span></text:span><text:span text:style-name="Strong_20_Emphasis"><text:span text:style-name="T369"> </text:span></text:span><text:span text:style-name="Strong_20_Emphasis"><text:span text:style-name="T373">selecteer <text:line-break/></text:span></text:span><text:span text:style-name="Strong_20_Emphasis"><text:span text:style-name="T389">LVM gebruiken bij de nieuwe installatie van Ubuntu</text:span></text:span><text:span text:style-name="Strong_20_Emphasis"><text:span text:style-name="T369">, </text:span></text:span><text:span text:style-name="Strong_20_Emphasis"><text:span text:style-name="T373">en vink aan <text:line-break/></text:span></text:span><text:span text:style-name="Strong_20_Emphasis"><text:span text:style-name="T389">De nieuwe installatie van Ubuntu versleutelen voor de </text:span></text:span><text:span text:style-name="Strong_20_Emphasis"><text:span text:style-name="T390">veiligheid</text:span></text:span><text:span text:style-name="Strong_20_Emphasis"><text:span text:style-name="T370">.</text:span></text:span></text:p>
            <text:p text:style-name="P38"><text:span text:style-name="Strong_20_Emphasis"><text:span text:style-name="T372">K</text:span></text:span><text:span text:style-name="Strong_20_Emphasis"><text:span text:style-name="T22">lik op </text:span></text:span><text:span text:style-name="Strong_20_Emphasis"><text:span text:style-name="T245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6">I</text:span></text:span><text:span text:style-name="Strong_20_Emphasis"><text:span text:style-name="T177">nstalle</text:span></text:span><text:span text:style-name="Strong_20_Emphasis"><text:span text:style-name="T176">e</text:span></text:span><text:span text:style-name="Strong_20_Emphasis"><text:span text:style-name="T177">r </text:span></text:span><text:span text:style-name="Strong_20_Emphasis"><text:span text:style-name="T176">nu</text:span></text:span><text:span text:style-name="Strong_20_Emphasis"><text:span text:style-name="T22">.</text:span></text:span></text:p>
          </table:table-cell>
        </table:table-row>
        <table:table-row table:style-name="TableLine93923953671392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58">k</text:span></text:span><text:span text:style-name="Strong_20_Emphasis"><text:span text:style-name="T357">lik op </text:span></text:span><text:span text:style-name="Strong_20_Emphasis"><text:span text:style-name="T378">I</text:span></text:span><text:span text:style-name="Strong_20_Emphasis"><text:span text:style-name="T379">nstalle</text:span></text:span><text:span text:style-name="Strong_20_Emphasis"><text:span text:style-name="T378">e</text:span></text:span><text:span text:style-name="Strong_20_Emphasis"><text:span text:style-name="T379">r </text:span></text:span><text:span text:style-name="Strong_20_Emphasis"><text:span text:style-name="T378">nu</text:span></text:span><text:span text:style-name="Strong_20_Emphasis"><text:span text:style-name="T357">.</text:span></text:span></text:p>
          </table:table-cell>
        </table:table-row>
        <table:table-row table:style-name="TableLine93923953671648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2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6">Verder</text:span></text:span><text:span text:style-name="Strong_20_Emphasis"><text:span text:style-name="T22">.</text:span></text:span></text:p>
          </table:table-cell>
        </table:table-row>
        <table:table-row table:style-name="TableLine93923953671904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65">O</text:span></text:span><text:span text:style-name="Strong_20_Emphasis"><text:span text:style-name="T360">p </text:span></text:span><text:span text:style-name="Strong_20_Emphasis"><text:span text:style-name="T361">het </text:span></text:span><text:span text:style-name="Strong_20_Emphasis"><text:span text:style-name="T362">scherm </text:span></text:span><text:span text:style-name="Strong_20_Emphasis"><text:span text:style-name="T387">Waar bevindt u zich?</text:span></text:span><text:span text:style-name="Strong_20_Emphasis"><text:span text:style-name="T362"> </text:span></text:span><text:span text:style-name="Strong_20_Emphasis"><text:span text:style-name="T367">controleer </text:span></text:span><text:span text:style-name="Strong_20_Emphasis"><text:span text:style-name="T368">de </text:span></text:span><text:span text:style-name="Strong_20_Emphasis"><text:span text:style-name="T367">locatie en </text:span></text:span><text:span text:style-name="Strong_20_Emphasis"><text:span text:style-name="T365">klik </text:span></text:span><text:span text:style-name="Strong_20_Emphasis"><text:span text:style-name="T362">op </text:span></text:span><text:span text:style-name="Strong_20_Emphasis"><text:span text:style-name="T380">Verder</text:span></text:span><text:span text:style-name="Strong_20_Emphasis"><text:span text:style-name="T362">.</text:span></text:span></text:p>
          </table:table-cell>
        </table:table-row>
        <table:table-row table:style-name="TableLine93923953672160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85">Op </text:span><text:span text:style-name="T382">het </text:span><text:span text:style-name="T380">scherm </text:span><text:span text:style-name="Strong_20_Emphasis"><text:span text:style-name="T387">Wie bent u?</text:span></text:span><text:span text:style-name="T380"> </text:span><text:span text:style-name="T385">vul </text:span><text:span text:style-name="T383">in </text:span><text:span text:style-name="Strong_20_Emphasis"><text:span text:style-name="T386">Uw n</text:span></text:span><text:span text:style-name="Strong_20_Emphasis"><text:span text:style-name="T381">aam</text:span></text:span><text:span text:style-name="Strong_20_Emphasis"><text:span text:style-name="T359"> </text:span></text:span><text:span text:style-name="Definition"><text:span text:style-name="T437">gebruiker</text:span></text:span><text:span text:style-name="Strong_20_Emphasis"><text:span text:style-name="T363">, <text:line-break/></text:span></text:span><text:span text:style-name="Strong_20_Emphasis"><text:span text:style-name="T381">Naam </text:span></text:span><text:span text:style-name="Strong_20_Emphasis"><text:span text:style-name="T386">van uw </text:span></text:span><text:span text:style-name="Strong_20_Emphasis"><text:span text:style-name="T384">computer</text:span></text:span><text:span text:style-name="Definition"><text:span text:style-name="T4"> </text:span></text:span><text:span text:style-name="Definition"><text:span text:style-name="T437">computernaam</text:span></text:span><text:span text:style-name="Strong_20_Emphasis"><text:span text:style-name="T359">,<text:line-break/></text:span></text:span><text:span text:style-name="Strong_20_Emphasis"><text:span text:style-name="T386">Kies een g</text:span></text:span><text:span text:style-name="Strong_20_Emphasis"><text:span text:style-name="T384">ebruikersnaam</text:span></text:span><text:span text:style-name="Strong_20_Emphasis"><text:span text:style-name="T359"> </text:span></text:span><text:span text:style-name="Definition"><text:span text:style-name="T437">gebruikersnaam</text:span></text:span><text:span text:style-name="Strong_20_Emphasis"><text:span text:style-name="T359">,<text:line-break/></text:span></text:span><text:span text:style-name="Strong_20_Emphasis"><text:span text:style-name="T371">g</text:span></text:span><text:span text:style-name="Strong_20_Emphasis"><text:span text:style-name="T356">eef tweemaal een </text:span></text:span><text:span text:style-name="Strong_20_Emphasis"><text:span text:style-name="T377">wachtwoord</text:span></text:span><text:span text:style-name="Strong_20_Emphasis"><text:span text:style-name="T356">,</text:span></text:span><text:span text:style-name="Strong_20_Emphasis"><text:span text:style-name="T375"> </text:span></text:span><text:span text:style-name="Strong_20_Emphasis"><text:span text:style-name="T376">en</text:span></text:span><text:span text:style-name="Strong_20_Emphasis"><text:span text:style-name="T375"> </text:span></text:span><text:span text:style-name="Strong_20_Emphasis"><text:span text:style-name="T374">k</text:span></text:span><text:span text:style-name="Strong_20_Emphasis"><text:span text:style-name="T356">lik op </text:span></text:span><text:span text:style-name="Strong_20_Emphasis"><text:span text:style-name="T377">Verder</text:span></text:span><text:span text:style-name="Strong_20_Emphasis"><text:span text:style-name="T356">.</text:span></text:span></text:p>
          </table:table-cell>
        </table:table-row>
        <table:table-row table:style-name="TableLine939239536724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23953672672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66">O</text:span></text:span><text:span text:style-name="Strong_20_Emphasis"><text:span text:style-name="T364">p het scherm </text:span></text:span><text:span text:style-name="Strong_20_Emphasis"><text:span text:style-name="T388">Installatie voltooid</text:span></text:span><text:span text:style-name="Strong_20_Emphasis"><text:span text:style-name="T364"> </text:span></text:span><text:span text:style-name="Strong_20_Emphasis"><text:span text:style-name="T366">klik </text:span></text:span><text:span text:style-name="Strong_20_Emphasis"><text:span text:style-name="T356">op </text:span></text:span><text:span text:style-name="Strong_20_Emphasis"><text:span text:style-name="T377">Nu herstarten</text:span></text:span><text:span text:style-name="Strong_20_Emphasis"><text:span text:style-name="T356">.</text:span></text:span></text:p>
          </table:table-cell>
        </table:table-row>
        <table:table-row table:style-name="TableLine939239536729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23953673184">
          <table:table-cell table:style-name="_32_._5f_Installatie_5f_uitvoer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8">Verwijder </text:span></text:span><text:span text:style-name="Strong_20_Emphasis"><text:span text:style-name="T149">het </text:span></text:span><text:span text:style-name="Strong_20_Emphasis"><text:span text:style-name="T148">installatiemedium (</text:span></text:span><text:span text:style-name="Strong_20_Emphasis"><text:span text:style-name="T150">USB-stick of </text:span></text:span><text:span text:style-name="Strong_20_Emphasis"><text:span text:style-name="T130">C</text:span></text:span><text:span text:style-name="Strong_20_Emphasis"><text:span text:style-name="T150">D</text:span></text:span><text:span text:style-name="Strong_20_Emphasis"><text:span text:style-name="T283"><text:note-ref text:note-class="footnote" text:reference-format="text" text:ref-name="ftn5">3</text:note-ref></text:span></text:span><text:span text:style-name="Strong_20_Emphasis"><text:span text:style-name="T148">) </text:span></text:span><text:span text:style-name="Strong_20_Emphasis"><text:span text:style-name="T151">en</text:span></text:span><text:span text:style-name="Strong_20_Emphasis"><text:span text:style-name="T148"> </text:span></text:span><text:span text:style-name="Strong_20_Emphasis"><text:span text:style-name="T134">druk </text:span></text:span><text:span text:style-name="Strong_20_Emphasis"><text:span text:style-name="T152">op</text:span></text:span><text:span text:style-name="Strong_20_Emphasis"><text:span text:style-name="T134"> </text:span></text:span><text:span text:style-name="Strong_20_Emphasis"><text:span text:style-name="T128">de </text:span></text:span><text:span text:style-name="Strong_20_Emphasis"><text:span text:style-name="T211">Enter</text:span></text:span><text:span text:style-name="Strong_20_Emphasis"><text:span text:style-name="T128">-toets</text:span></text:span><text:span text:style-name="Strong_20_Emphasis"><text:span text:style-name="T153">.</text:span></text:span></text:p>
          </table:table-cell>
        </table:table-row>
      </table:table>
      <text:p text:style-name="P35"><text:span text:style-name="Strong_20_Emphasis"><text:span text:style-name="T134"/></text:span></text:p>
      <text:list xml:id="list80322370924327" text:continue-numbering="true" text:style-name="L1">
        <text:list-item>
          <text:p text:style-name="P80"><text:span text:style-name="Strong_20_Emphasis"><text:span text:style-name="T246">Installatie </text:span></text:span><text:span text:style-name="Strong_20_Emphasis"><text:span text:style-name="T247">afronde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23953620592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8">De nieuwe installatie van Ubuntu versleutelen voor de </text:span></text:span><text:span text:style-name="Strong_20_Emphasis"><text:span text:style-name="T243">veiligheid</text:span></text:span><text:span text:style-name="Strong_20_Emphasis"><text:span text:style-name="T26"> </text:span></text:span><text:span text:style-name="Strong_20_Emphasis"><text:span text:style-name="T275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1">Enter</text:span></text:span><text:span text:style-name="Strong_20_Emphasis"><text:span text:style-name="T69">-toets.</text:span></text:span></text:p>
          </table:table-cell>
        </table:table-row>
        <table:table-row table:style-name="TableLine93923953625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23953594672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3923953661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5"/></text:span></text:p>
          </table:table-cell>
        </table:table-row>
        <table:table-row table:style-name="TableLine93923953869184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5"> </text:span></text:span><text:span text:style-name="Strong_20_Emphasis"><text:span text:style-name="T239">Volgende</text:span></text:span><text:span text:style-name="Strong_20_Emphasis"><text:span text:style-name="T145">.</text:span></text:span></text:p>
          </table:table-cell>
        </table:table-row>
        <table:table-row table:style-name="TableLine93923953869776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0">Klaar om te beginnen </text:span></text:span><text:span text:style-name="Strong_20_Emphasis"><text:span text:style-name="T145">klik op </text:span></text:span><text:span text:style-name="Strong_20_Emphasis"><text:span text:style-name="T239">Vol</text:span></text:span><text:span text:style-name="Strong_20_Emphasis"><text:span text:style-name="T244">tooid</text:span></text:span><text:span text:style-name="Strong_20_Emphasis"><text:span text:style-name="T145">.</text:span></text:span></text:p>
          </table:table-cell>
        </table:table-row>
        <table:table-row table:style-name="TableLine939239538703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23953870960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3">gebruikers </text:span></text:span><text:span text:style-name="Strong_20_Emphasis"><text:span text:style-name="T137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15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3"><text:span text:style-name="T346">De </text:span><text:span text:style-name="T352">Super</text:span><text:span text:style-name="T346">-toets is de Windows</text:span><text:span text:style-name="T347">-</text:span><text:span text:style-name="T348">toets</text:span><text:span text:style-name="T346">, </text:span><text:span text:style-name="T347">C</text:span><text:span text:style-name="T346">ommand-</text:span><text:span text:style-name="T348">toets</text:span><text:span text:style-name="T346">, of </text:span><text:span text:style-name="T347">V</text:span><text:span text:style-name="T346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3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4">Gebruikers</text:span></text:span><text:span text:style-name="Strong_20_Emphasis"><text:span text:style-name="T110">.</text:span></text:span></text:p>
          </table:table-cell>
        </table:table-row>
        <table:table-row table:style-name="TableLine93923953871552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5">Klik links</text:span></text:span><text:span text:style-name="Strong_20_Emphasis"><text:span text:style-name="T147"> </text:span></text:span><text:span text:style-name="Strong_20_Emphasis"><text:span text:style-name="T123">op </text:span></text:span><text:span text:style-name="Strong_20_Emphasis"><text:span text:style-name="T172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6">Gebruik</text:span></text:span><text:span text:style-name="Strong_20_Emphasis"><text:span text:style-name="T267">er</text:span></text:span><text:span text:style-name="Strong_20_Emphasis"><text:span text:style-name="T266"> toevoegen</text:span></text:span><text:span text:style-name="Strong_20_Emphasis"><text:span text:style-name="T122">.</text:span></text:span></text:p>
          </table:table-cell>
        </table:table-row>
        <table:table-row table:style-name="TableLine93923953872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23953872736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15">Super</text:span></text:span><text:span text:style-name="Strong_20_Emphasis"><text:span text:style-name="T88">-toets</text:span></text:span><text:span text:style-name="Strong_20_Emphasis"><text:span text:style-name="T282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7">upd</text:span></text:span><text:span text:style-name="Strong_20_Emphasis"><text:span text:style-name="T169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7">Updatebeheer</text:span></text:span><text:span text:style-name="Strong_20_Emphasis"><text:span text:style-name="T88">.</text:span></text:span></text:p>
          </table:table-cell>
        </table:table-row>
        <table:table-row table:style-name="TableLine93923953873328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39">Als</text:span><text:span text:style-name="T335"> </text:span><text:span text:style-name="T336">er </text:span><text:span text:style-name="T335">updates beschikbaar zijn, k</text:span><text:span text:style-name="T337">lik op </text:span><text:span text:style-name="Strong_20_Emphasis"><text:span text:style-name="T343">Nu installeren</text:span></text:span><text:span text:style-name="T337">.</text:span></text:p>
          </table:table-cell>
        </table:table-row>
        <table:table-row table:style-name="TableLine93923953873968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38">A</text:span>ls <text:span text:style-name="Strong_20_Emphasis"><text:span text:style-name="T334">Updatebeheer </text:span></text:span>hierom vraagt, <text:span text:style-name="T445">h</text:span>erstart <text:span text:style-name="T446">de</text:span> computer <text:span text:style-name="T447">en daarna weer aanmelden als </text:span><text:span text:style-name="Definition"><text:span text:style-name="T8">gebruiker</text:span></text:span>.</text:p>
          </table:table-cell>
        </table:table-row>
        <table:table-row table:style-name="TableLine939239538746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23953875248">
          <table:table-cell table:style-name="_33_._5f_Installatie_5f_afronden.A1" office:value-type="string">
            <text:p text:style-name="P49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8">Terminalvenster</text:span></text:span><text:span text:style-name="Strong_20_Emphasis"><text:span text:style-name="T86"> met toetscombinatie <text:line-break/></text:span></text:span><text:span text:style-name="Strong_20_Emphasis"><text:span text:style-name="T217">Ctrl</text:span></text:span><text:span text:style-name="Strong_20_Emphasis"><text:span text:style-name="T216"> </text:span></text:span><text:span text:style-name="Strong_20_Emphasis"><text:span text:style-name="T217">Alt</text:span></text:span><text:span text:style-name="Strong_20_Emphasis"><text:span text:style-name="T216"> </text:span></text:span><text:span text:style-name="Strong_20_Emphasis"><text:span text:style-name="T217">T</text:span></text:span><text:span text:style-name="Strong_20_Emphasis"><text:span text:style-name="T113">. </text:span></text:span></text:p>
          </table:table-cell>
        </table:table-row>
        <table:table-row table:style-name="TableLine93923953876048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68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17">Enter</text:span></text:span><text:span text:style-name="Strong_20_Emphasis"><text:span text:style-name="T86">-toets:<text:line-break/></text:span></text:span><text:span text:style-name="User_20_Entry"><text:span text:style-name="T285">wget karelzimmer.nl/</text:span></text:span><text:span text:style-name="User_20_Entry"><text:span text:style-name="T288">kz</text:span></text:span><text:span text:style-name="User_20_Entry"><text:span text:style-name="T285"><text:line-break/>bash </text:span></text:span><text:span text:style-name="User_20_Entry"><text:span text:style-name="T288">kz</text:span></text:span></text:p>
            <text:p text:style-name="P65"><text:span text:style-name="User_20_Entry"><text:span text:style-name="T287">exit</text:span></text:span></text:p>
          </table:table-cell>
        </table:table-row>
        <table:table-row table:style-name="TableLine9392395387684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23953877648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15">Super</text:span></text:span><text:span text:style-name="Strong_20_Emphasis"><text:span text:style-name="T88">-toets</text:span></text:span><text:span text:style-name="Strong_20_Emphasis"><text:span text:style-name="T282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8">men</text:span></text:span><text:span text:style-name="Strong_20_Emphasis"><text:span text:style-name="T163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1">Installatiem</text:span></text:span><text:span text:style-name="Strong_20_Emphasis"><text:span text:style-name="T260">enu</text:span></text:span><text:span text:style-name="Strong_20_Emphasis"><text:span text:style-name="T85">.</text:span></text:span></text:p>
          </table:table-cell>
        </table:table-row>
        <table:table-row table:style-name="TableLine93923953878448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59">3 -</text:span></text:span><text:span text:style-name="Strong_20_Emphasis"><text:span text:style-name="T230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7">Verder</text:span></text:span><text:span text:style-name="Strong_20_Emphasis"><text:span text:style-name="T99">.</text:span></text:span></text:p>
          </table:table-cell>
        </table:table-row>
        <table:table-row table:style-name="TableLine93923953906672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8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2">Volg de aanwijzingen op het scherm.</text:span></text:span></text:p>
          </table:table-cell>
        </table:table-row>
        <table:table-row table:style-name="TableLine93923953907392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3923953908192">
          <table:table-cell table:style-name="_33_._5f_Installatie_5f_afronden.A1" office:value-type="string">
            <text:p text:style-name="P66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8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8"><text:span text:style-name="T471">De installatie kan nagelopen worden aan de hand van bestanden</text:span><text:span text:style-name="T469"><text:note text:id="ftn7" text:note-class="footnote"><text:note-citation>2</text:note-citation><text:note-body><text:p text:style-name="P75"><text:span text:style-name="T471">Bestanden </text:span><text:span text:style-name="T440">kz_install-* in /usr/local/etc</text:span><text:span text:style-name="T439">.</text:span></text:p></text:note-body></text:note></text:span><text:span text:style-name="T471"> aangemaakt in hoofdstuk 1 met keuze 1 - Installatie voorbereiden.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99"/></text:span></text:p>
      <text:p text:style-name="P41"><text:span text:style-name="Strong_20_Emphasis"><text:span text:style-name="T72"/></text:span></text:p>
      <text:list xml:id="list80320913005624" text:continue-numbering="true" text:style-name="L1">
        <text:list-item>
          <text:p text:style-name="P81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3923953765552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8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8"><text:span text:style-name="T441">Na aanmelden als </text:span><text:span text:style-name="Definition"><text:span text:style-name="T454">2</text:span></text:span><text:span text:style-name="Definition"><text:span text:style-name="T478">e</text:span></text:span><text:span text:style-name="Definition"><text:span text:style-name="T454"> </text:span></text:span><text:span text:style-name="Definition"><text:span text:style-name="T455">gebruiker</text:span></text:span><text:span text:style-name="T441">, zoek en start</text:span><text:span text:style-name="T453"> </text:span><text:span text:style-name="T452">In</text:span><text:span text:style-name="T442">stallatiemenu</text:span><text:span text:style-name="Strong_20_Emphasis"><text:span text:style-name="T276"> </text:span></text:span><text:span text:style-name="T441">en </text:span><text:span text:style-name="User_20_Entry"><text:span text:style-name="T224">kies </text:span></text:span><text:span text:style-name="User_20_Entry"><text:span text:style-name="T227">4 -</text:span></text:span><text:span text:style-name="User_20_Entry"><text:span text:style-name="T224"> </text:span></text:span><text:span text:style-name="User_20_Entry"><text:span text:style-name="T226">Gebruiker inrichten</text:span></text:span><text:span text:style-name="User_20_Entry"><text:span text:style-name="T224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1">Installatiemenu</text:span></text:span><text:span text:style-name="Strong_20_Emphasis"><text:span text:style-name="T276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59">4 -</text:span></text:span><text:span text:style-name="Strong_20_Emphasis"><text:span text:style-name="T230"> </text:span></text:span><text:span text:style-name="T271">Gebruiker inrichten</text:span><text:span text:style-name="Strong_20_Emphasis"><text:span text:style-name="T75">.</text:span></text:span></text:p>
          </table:table-cell>
        </table:table-row>
        <table:table-row table:style-name="TableLine93923953864624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8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39">Volg de aanwijzingen op het scherm.</text:span></text:span></text:p>
          </table:table-cell>
        </table:table-row>
        <table:table-row table:style-name="TableLine93923953795568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3923953884192">
          <table:table-cell table:style-name="Tabel2.A1" office:value-type="string">
            <text:p text:style-name="P67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8" svg:width="0.35cm" svg:height="0.35cm" draw:control="control55"/></text:span></text:span></text:p>
          </table:table-cell>
          <table:table-cell table:style-name="Tabel2.A1" office:value-type="string">
            <text:p text:style-name="P69"><text:span text:style-name="T354">Het</text:span><text:span text:style-name="T471"> </text:span><text:span text:style-name="T353">inrichten </text:span><text:span text:style-name="T471">kan nagelopen worden aan de hand van bestanden</text:span><text:span text:style-name="T469"><text:note text:id="ftn9" text:note-class="footnote"><text:note-citation>2</text:note-citation><text:note-body><text:p text:style-name="P76"><text:span text:style-name="T351">M</text:span><text:span text:style-name="T472">ap kz_setup_list</text:span><text:span text:style-name="T473">s</text:span><text:span text:style-name="T472"> in de Persoonlijke map.</text:span></text:p></text:note-body></text:note></text:span><text:span text:style-name="T471"> aangemaakt in hoofdstuk 1 met keuze 1 - Installatie voorbereiden.</text:span></text:p>
          </table:table-cell>
        </table:table-row>
        <table:table-row table:style-name="TableLine93923953794000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3923954107616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8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80">Herstart de computer.</text:span></text:span></text:p>
          </table:table-cell>
        </table:table-row>
        <table:table-row table:style-name="TableLine939239541049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23954032656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8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39239540332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23954020752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8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8">De nieuwe installatie van Ubuntu versleutelen voor de </text:span></text:span><text:span text:style-name="Strong_20_Emphasis"><text:span text:style-name="T242">veiligheid</text:span></text:span><text:span text:style-name="Strong_20_Emphasis"><text:span text:style-name="T26"> </text:span></text:span><text:span text:style-name="Strong_20_Emphasis"><text:span text:style-name="T275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3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39239541082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23954108816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8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51">Maak een </text:span></text:span><text:span text:style-name="Strong_20_Emphasis"><text:span text:style-name="T253">back-up</text:span></text:span><text:span text:style-name="Strong_20_Emphasis"><text:span text:style-name="T251"> </text:span></text:span><text:span text:style-name="Strong_20_Emphasis"><text:span text:style-name="T250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15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1">Installatie</text:span></text:span><text:span text:style-name="Strong_20_Emphasis"><text:span text:style-name="T262">m</text:span></text:span><text:span text:style-name="Strong_20_Emphasis"><text:span text:style-name="T260">enu</text:span></text:span><text:span text:style-name="Strong_20_Emphasis"><text:span text:style-name="T85">.</text:span></text:span></text:p>
          </table:table-cell>
        </table:table-row>
        <table:table-row table:style-name="TableLine93923954109408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8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79">K</text:span></text:span><text:span text:style-name="Strong_20_Emphasis"><text:span text:style-name="T251">ies</text:span></text:span><text:span text:style-name="Strong_20_Emphasis"><text:span text:style-name="T250"> </text:span></text:span><text:span text:style-name="Strong_20_Emphasis"><text:span text:style-name="T268">5 -</text:span></text:span><text:span text:style-name="T249"> </text:span><text:span text:style-name="T268">Opdrachtenmenu</text:span><text:span text:style-name="T251">, </text:span><text:span text:style-name="T281">kies</text:span><text:span text:style-name="T251"> </text:span><text:span text:style-name="T269">1 -</text:span><text:span text:style-name="T249"> </text:span><text:span text:style-name="T272">Back-up</text:span><text:span text:style-name="T269"> </text:span><text:span text:style-name="T272">maken</text:span><text:span text:style-name="T249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7">Verder</text:span></text:span><text:span text:style-name="Strong_20_Emphasis"><text:span text:style-name="T99">.</text:span></text:span></text:p>
          </table:table-cell>
        </table:table-row>
        <table:table-row table:style-name="TableLine93923954105776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8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48">Volg de aanwijzingen op het scherm.</text:span></text:span></text:p>
          </table:table-cell>
        </table:table-row>
        <table:table-row table:style-name="TableLine93923954106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23954106960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8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78">Plan automatische </text:span></text:span><text:span text:style-name="Strong_20_Emphasis"><text:span text:style-name="T280">reservekopieën</text:span></text:span><text:span text:style-name="Strong_20_Emphasis"><text:span text:style-name="T251"> </text:span></text:span><text:span text:style-name="Strong_20_Emphasis"><text:span text:style-name="T252">in </text:span></text:span><text:span text:style-name="Strong_20_Emphasis"><text:span text:style-name="T250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15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2">res</text:span></text:span><text:span text:style-name="Strong_20_Emphasis"><text:span text:style-name="T169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3">Reservekopieën</text:span></text:span><text:span text:style-name="Strong_20_Emphasis"><text:span text:style-name="T85">.</text:span></text:span></text:p>
          </table:table-cell>
        </table:table-row>
        <table:table-row table:style-name="TableLine93923954103488">
          <table:table-cell table:style-name="Tabel2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8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48">Volg de aanwijzingen op het scherm.</text:span></text:span></text:p>
          </table:table-cell>
        </table:table-row>
      </table:table>
      <text:p text:style-name="P18"><text:span text:style-name="Strong_20_Emphasis"><text:span text:style-name="T75"/></text:span></text:p>
      <text:p text:style-name="P47"/>
      <text:p text:style-name="P29"><text:span text:style-name="T311">De installatie van </text:span><text:span text:style-name="T311"><text:reference-ref text:reference-format="text" text:ref-name="Distributie">Ubuntu</text:reference-ref></text:span><text:span text:style-name="T311"><text:s/></text:span><text:span text:style-name="T312"><text:reference-ref text:reference-format="text" text:ref-name="Versie">20.04 LTS</text:reference-ref></text:span><text:span text:style-name="T311"><text:s/></text:span><text:span text:style-name="T311"><text:reference-ref text:reference-format="text" text:ref-name="Editie">desktop</text:reference-ref></text:span><text:span text:style-name="T311"><text:s/>is voltooid.</text:span></text:p>
      <text:p text:style-name="P23"/>
      <text:p text:style-name="P22"><text:span text:style-name="T433">E</text:span><text:span text:style-name="T432">inde c</text:span><text:span text:style-name="T431">hecklist.</text:span></text:p>
      <text:p text:style-name="P24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  <text:p text:style-name="P8"/>
      <text:p text:style-name="P10"><text:span text:style-name="T463">Auteursrecht </text:span><text:span text:style-name="Strong_20_Emphasis"><text:span text:style-name="T462">© </text:span></text:span><text:span text:style-name="Strong_20_Emphasis"><text:span text:style-name="T461">2</text:span></text:span><text:span text:style-name="T463">020-</text:span><text:span text:style-name="T465">2021</text:span><text:span text:style-name="T463"> Karel Zimmer.</text:span></text:p>
      <text:p text:style-name="P9"/>
      <text:p text:style-name="P11"><text:span text:style-name="T464">Creative Commons Naamsvermelding-GelijkDelen Internationaal</text:span><text:span text:style-name="T466">-</text:span><text:span text:style-name="T46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6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6T08:03:20.282262917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08:03:20.181618729</dc:date>
    <meta:keyword>Installatie</meta:keyword>
    <meta:keyword>Checklist</meta:keyword>
    <meta:keyword>Linux</meta:keyword>
    <meta:editing-cycles>6189</meta:editing-cycles>
    <meta:editing-duration>P10DT19H47M20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991" meta:character-count="6788" meta:non-whitespace-character-count="5804"/>
    <meta:user-defined meta:name="Info 1"/>
    <meta:user-defined meta:name="Info 2"/>
    <meta:user-defined meta:name="Info 3"/>
    <meta:user-defined meta:name="Info 4"/>
  </office:meta>
</office:document-meta>
</file>